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SDLC Methodologies &amp;<text:line-break/>Clean Code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- Overview of SDLC &amp; Clean Code</text:p>
            <text:p>- SDLC Methodologies</text:p>
            <text:p>- Clean Code Principles</text:p>
            <text:p>- Coding Best Practices</text:p>
            <text:p>- Version Control and Gi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Overview of SDLC &amp; Clean Code</text:p>
          </draw:text-box>
        </draw:frame>
        <draw:frame presentation:style-name="pr5" draw:text-style-name="P1" draw:layer="layout" svg:width="25.5cm" svg:height="13cm" svg:x="1cm" svg:y="5.2cm" presentation:class="outline" presentation:user-transformed="true">
          <draw:text-box>
            <text:list text:style-name="L3">
              <text:list-item>
                <text:p text:style-name="P1">SDLC Overview:</text:p>
              </text:list-item>
              <text:list-item>
                <text:p text:style-name="P1"><text:span text:style-name="T1">- The systematic process of developing software from conception to delivery and maintenance.</text:span></text:p>
              </text:list-item>
              <text:list-item>
                <text:p text:style-name="P1"><text:span text:style-name="T1">- Encompasses planning, coding, testing, deployment, and maintenance phases.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Clean Code Overview:</text:p>
              </text:list-item>
              <text:list-item>
                <text:p text:style-name="P1"><text:span text:style-name="T1">- Refers to code that is easy to read, understand, and maintain.</text:span></text:p>
              </text:list-item>
              <text:list-item>
                <text:p text:style-name="P1"><text:span text:style-name="T1">- Follows best practices and coding standard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DLC Methodologies</text:p>
          </draw:text-box>
        </draw:frame>
        <draw:frame presentation:style-name="pr5" draw:layer="layout" svg:width="25.5cm" svg:height="13cm" svg:x="1cm" svg:y="5cm" presentation:class="outline" presentation:user-transformed="true">
          <draw:text-box>
            <text:list text:style-name="L3">
              <text:list-item>
                <text:p>Common SDLC Methodologies</text:p>
              </text:list-item>
              <text:list-item>
                <text:p>Content:</text:p>
              </text:list-item>
              <text:list-item>
                <text:p><text:span text:style-name="T1">- Overview of Agile and Waterfall methodologies.</text:span></text:p>
              </text:list-item>
              <text:list-item>
                <text:p><text:span text:style-name="T1">- Characteristics, benefits, and drawbacks of each methodolog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ile Methodology</text:p>
          </draw:text-box>
        </draw:frame>
        <draw:frame presentation:style-name="pr5" draw:layer="layout" svg:width="25.5cm" svg:height="13cm" svg:x="1cm" svg:y="4.9cm" presentation:class="outline" presentation:user-transformed="true">
          <draw:text-box>
            <text:list text:style-name="L3">
              <text:list-item>
                <text:p>Iterative Development:</text:p>
              </text:list-item>
              <text:list-item>
                <text:p><text:span text:style-name="T1">- Sprints, Scrum, and Kanban.</text:span></text:p>
              </text:list-item>
              <text:list-item>
                <text:p><text:span text:style-name="T1">- Continuous feedback and improvements.</text:span></text:p>
              </text:list-item>
              <text:list-item>
                <text:p/>
              </text:list-item>
              <text:list-item>
                <text:p>Advantages:</text:p>
              </text:list-item>
              <text:list-item>
                <text:p><text:span text:style-name="T1">- Customer satisfaction through continuous delivery.</text:span></text:p>
              </text:list-item>
              <text:list-item>
                <text:p><text:span text:style-name="T1">- Adaptability to changing requirements.</text:span></text:p>
              </text:list-item>
              <text:list-item>
                <text:p/>
              </text:list-item>
              <text:list-item>
                <text:p>Disadvantages:</text:p>
              </text:list-item>
              <text:list-item>
                <text:p><text:span text:style-name="T1">- Requires active customer involvement.</text:span></text:p>
              </text:list-item>
              <text:list-item>
                <text:p><text:span text:style-name="T1">- Potential for scope creep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4">
              <text:list-item>
                <text:p text:style-name="P4">Waterfall Methodology</text:p>
              </text:list-item>
            </text:list>
          </draw:text-box>
        </draw:frame>
        <draw:frame presentation:style-name="pr5" draw:layer="layout" svg:width="25.5cm" svg:height="13cm" svg:x="1cm" svg:y="4.8cm" presentation:class="outline" presentation:user-transformed="true">
          <draw:text-box>
            <text:list text:style-name="L3">
              <text:list-item>
                <text:p>Sequential Phases:</text:p>
              </text:list-item>
              <text:list-item>
                <text:p><text:span text:style-name="T1">- Requirements, Analysis, Design, Implementation, Testing, Maintenance.</text:span></text:p>
              </text:list-item>
              <text:list-item>
                <text:p><text:span text:style-name="T1">- Linear progression through phases.</text:span></text:p>
              </text:list-item>
              <text:list-item>
                <text:p/>
              </text:list-item>
              <text:list-item>
                <text:p>Advantages:</text:p>
              </text:list-item>
              <text:list-item>
                <text:p><text:span text:style-name="T1">- Clear structure and defined milestones.</text:span></text:p>
              </text:list-item>
              <text:list-item>
                <text:p><text:span text:style-name="T1">- Well-suited for stable requirements.</text:span></text:p>
              </text:list-item>
              <text:list-item>
                <text:p/>
              </text:list-item>
              <text:list-item>
                <text:p>Disadvantages:</text:p>
              </text:list-item>
              <text:list-item>
                <text:p><text:span text:style-name="T1">- Limited flexibility for changes.</text:span></text:p>
              </text:list-item>
              <text:list-item>
                <text:p><text:span text:style-name="T1">- Late detection of issu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4">
              <text:list-item>
                <text:p text:style-name="P4">Importance of Clean Code</text:p>
              </text:list-item>
            </text:list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Principles:</text:p>
              </text:list-header>
              <text:list-item>
                <text:p><text:span text:style-name="T2">Readability</text:span><text:span text:style-name="T1">: Code should be easy to read and understand.</text:span></text:p>
              </text:list-item>
              <text:list-item>
                <text:p><text:span text:style-name="T2">Maintainability</text:span><text:span text:style-name="T1">: Code should be easy to modify and extend.</text:span></text:p>
              </text:list-item>
              <text:list-item>
                <text:p><text:span text:style-name="T2">Modularity</text:span><text:span text:style-name="T1">: Code should be organized into cohesive units.</text:span></text:p>
              </text:list-item>
              <text:list-item>
                <text:p><text:span text:style-name="T1"/></text:p>
              </text:list-item>
              <text:list-item>
                <text:p>Impact:</text:p>
              </text:list-item>
              <text:list-item>
                <text:p><text:span text:style-name="T1">- Enhances collaboration among team members.</text:span></text:p>
              </text:list-item>
              <text:list-item>
                <text:p><text:span text:style-name="T1">- Reduces the cost of maintenance and bug fixing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4">
              <text:list-item>
                <text:p text:style-name="P4">Readability in Code</text:p>
              </text:list-item>
            </text:list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Descriptive Names:</text:p>
              </text:list-header>
              <text:list-item>
                <text:p><text:span text:style-name="T1">Meaningful variable and method names.</text:span></text:p>
              </text:list-item>
              <text:list-item>
                <text:p>Formatting:</text:p>
              </text:list-item>
              <text:list-item>
                <text:p><text:span text:style-name="T1">Proper indentation and formatting for clarity.</text:span></text:p>
              </text:list-item>
              <text:list-item>
                <text:p>Eliminating Code Smells:</text:p>
              </text:list-item>
              <text:list-item>
                <text:p><text:span text:style-name="T1">Refactoring for improved readabilit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4">
              <text:list-item>
                <text:p text:style-name="P4">Maintainability and Modularity</text:p>
              </text:list-item>
            </text:list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Code Organization:</text:p>
              </text:list-header>
              <text:list-item>
                <text:p><text:span text:style-name="T1">Structuring code into functions, classes, and modules.</text:span></text:p>
              </text:list-item>
              <text:list-item>
                <text:p>Minimizing Dependencies:</text:p>
              </text:list-item>
              <text:list-item>
                <text:p><text:span text:style-name="T1">Reducing tight coupling for better maintainability.</text:span></text:p>
              </text:list-item>
              <text:list-item>
                <text:p>Code Reusability:</text:p>
              </text:list-item>
              <text:list-item>
                <text:p><text:span text:style-name="T1">Creating modular and reusable component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4">
              <text:list-item>
                <text:p text:style-name="P4">Coding Best Practices</text:p>
              </text:list-item>
            </text:list>
          </draw:text-box>
        </draw:frame>
        <draw:frame presentation:style-name="pr5" draw:layer="layout" svg:width="25.5cm" svg:height="13cm" svg:x="1cm" svg:y="4.9cm" presentation:class="outline" presentation:user-transformed="true">
          <draw:text-box>
            <text:list text:style-name="L3">
              <text:list-header>
                <text:p>DRY (Don't Repeat Yourself):</text:p>
              </text:list-header>
              <text:list-item>
                <text:p><text:span text:style-name="T1">Eliminate redundancy to avoid code duplication.</text:span></text:p>
              </text:list-item>
              <text:list-item>
                <text:p>SOLID Principles:</text:p>
              </text:list-item>
              <text:list-item>
                <text:p><text:span text:style-name="T1">Single Responsibility, Open/Closed, Liskov Substitution, Interface Segregation, Dependency Inversion.</text:span></text:p>
              </text:list-item>
              <text:list-item>
                <text:p>Error Handling:</text:p>
              </text:list-item>
              <text:list-item>
                <text:p><text:span text:style-name="T1">Graceful error handling and defensive programming.</text:span></text:p>
              </text:list-item>
              <text:list-item>
                <text:p><text:span text:style-name="T1"/></text:p>
              </text:list-item>
              <text:list-item>
                <text:p><text:span text:style-name="T1">“</text:span><text:span text:style-name="T1">Bad Code can be understandable by Senior Devs,</text:span></text:p>
              </text:list-item>
              <text:list-item>
                <text:p><text:span text:style-name="T1"><text:s/></text:span><text:span text:style-name="T1"><text:tab/></text:span><text:span text:style-name="T1"> </text:span><text:span text:style-name="T1">Good code can be understandable by Jrs, </text:span></text:p>
              </text:list-item>
              <text:list-item>
                <text:p><text:span text:style-name="T1"><text:s text:c="10"/></text:span><text:span text:style-name="T1">The best code is ...“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4">
              <text:list-item>
                <text:p text:style-name="P4">Code Reviews</text:p>
              </text:list-item>
            </text:list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mportance:</text:p>
              </text:list-item>
              <text:list-item>
                <text:p><text:span text:style-name="T1">Vital for maintaining code quality and knowledge sharing.</text:span></text:p>
              </text:list-item>
              <text:list-item>
                <text:p>Best Practices:</text:p>
              </text:list-item>
              <text:list-item>
                <text:p><text:span text:style-name="T1">Regular and constructive feedback.</text:span></text:p>
              </text:list-item>
              <text:list-item>
                <text:p><text:span text:style-name="T1">Focus on readability, performance, and security.</text:span></text:p>
              </text:list-item>
              <text:list-item>
                <text:p>Examples:</text:p>
              </text:list-item>
              <text:list-item>
                <text:p><text:span text:style-name="T1">Showcase improvements made through code review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4.9cm" presentation:class="outline" presentation:user-transformed="true">
          <draw:text-box>
            <text:list text:style-name="L3">
              <text:list-item>
                <text:p>Version Control Overview:</text:p>
              </text:list-item>
              <text:list-item>
                <text:p><text:span text:style-name="T1">Tracking changes in code and collaboration.</text:span></text:p>
              </text:list-item>
              <text:list-item>
                <text:p>Introduction to Git:</text:p>
              </text:list-item>
              <text:list-item>
                <text:p><text:span text:style-name="T1">Branching, Merging, Pull Requests.</text:span></text:p>
              </text:list-item>
              <text:list-item>
                <text:p>Integration:</text:p>
              </text:list-item>
              <text:list-item>
                <text:p><text:span text:style-name="T1">Incorporating Git into the development workflow.</text:span></text:p>
              </text:list-item>
              <text:list-item>
                <text:p>Advantages:</text:p>
              </text:list-item>
              <text:list-item>
                <text:p><text:span text:style-name="T1">Collaboration, version history, conflict resolution.</text:span></text:p>
              </text:list-item>
              <text:list-item>
                <text:p>Considerations:</text:p>
              </text:list-item>
              <text:list-item>
                <text:p><text:span text:style-name="T1">Proper branching strategy and commit practic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9T06:08:40.898814168</meta:creation-date>
    <meta:editing-duration>PT46M18S</meta:editing-duration>
    <meta:editing-cycles>15</meta:editing-cycles>
    <meta:generator>LibreOffice/6.4.7.2$Linux_X86_64 LibreOffice_project/40$Build-2</meta:generator>
    <dc:title>Alizarin</dc:title>
    <dc:date>2023-12-29T06:55:23.645005873</dc:date>
    <meta:document-statistic meta:object-count="81"/>
  </office:meta>
</office:document-meta>
</file>